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" svg:font-family="'DejaVu Sans Condensed'"/>
    <style:font-face style:name="roboto condensed" svg:font-family="'roboto condensed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orphans="2" fo:widows="2" fo:text-indent="0cm" style:auto-text-indent="false"/>
    </style:style>
    <style:style style:name="P2" style:family="paragraph" style:parent-style-name="List_20_Heading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bold"/>
    </style:style>
    <style:style style:name="P3" style:family="paragraph" style:parent-style-name="List_20_Contents">
      <style:paragraph-properties fo:margin-left="0cm" fo:margin-right="0cm" fo:orphans="2" fo:widows="2" fo:text-indent="0cm" style:auto-text-indent="false"/>
    </style:style>
    <style:style style:name="P4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normal"/>
    </style:style>
    <style:style style:name="P5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bold"/>
    </style:style>
    <style:style style:name="T1" style:family="text">
      <style:text-properties fo:font-variant="normal" fo:text-transform="none" fo:color="#333333" style:font-name="roboto condensed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roboto condensed" fo:font-size="10.5pt" fo:letter-spacing="normal" fo:font-style="normal" style:text-underline-style="solid" style:text-underline-width="auto" style:text-underline-color="font-color" fo:font-weight="normal" fo:background-color="transparent"/>
    </style:style>
    <style:style style:name="T3" style:family="text">
      <style:text-properties style:font-name="Times New Roman1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a xlink:type="simple" xlink:href="https://gallica.bnf.fr/ark:/12148/bpt6k1525163b/f250.item" text:style-name="Internet_20_link" text:visited-style-name="Visited_20_Internet_20_Link">https://gallica.bnf.fr/ark:/12148/bpt6k1525163b/f250.item</text:a> </text:p>
      <text:p text:style-name="P2">Titre :  </text:p>
      <text:p text:style-name="P4">Les Géorgiques de Virgile, traduction nouvelle en vers françois, avec des notes, par M. Delille,...</text:p>
      <text:p text:style-name="P2">Auteur :  </text:p>
      <text:p text:style-name="P4">Virgile (0070-0019 av. J.-C.). Auteur du texte</text:p>
      <text:p text:style-name="P2">Éditeur :  </text:p>
      <text:p text:style-name="P4">(Paris)</text:p>
      <text:p text:style-name="P2">Date d'édition :  </text:p>
      <text:p text:style-name="P4">1770</text:p>
      <text:p text:style-name="P2">Type :  </text:p>
      <text:p text:style-name="P4">monographie imprimée</text:p>
      <text:p text:style-name="P2">Langue :  </text:p>
      <text:p text:style-name="P4">multilingue</text:p>
      <text:p text:style-name="P2">Format :  </text:p>
      <text:p text:style-name="P4"><text:bookmark text:name="descriptionCollapseChild"/>In-8° , 348 p., pl. gr. par de Longueil d'après Casanova et C. Eisen. (Mambelli, 1275.)<draw:frame draw:style-name="fr1" draw:name="descriptionCollapseChild2" text:anchor-type="char" svg:width="0.041cm" draw:z-index="0"><draw:text-box fo:min-height="0.041cm"><text:p text:style-name="Text_20_body"/></draw:text-box></draw:frame></text:p>
      <text:p text:style-name="P2">Format :  </text:p>
      <text:p text:style-name="P4"><text:bookmark text:name="descriptionCollapseChild1"/>Nombre total de vues : 377<draw:frame draw:style-name="fr1" draw:name="descriptionCollapseChild2" text:anchor-type="char" svg:width="0.041cm" draw:z-index="1"><draw:text-box fo:min-height="0.041cm"><text:p text:style-name="Text_20_body"/></draw:text-box></draw:frame></text:p>
      <text:p text:style-name="P2">Description :  </text:p>
      <text:p text:style-name="P4"><text:bookmark text:name="descriptionCollapseChild2"/>[Géorgiques (multilingue)]<draw:frame draw:style-name="fr1" draw:name="descriptionCollapseChild2" text:anchor-type="char" svg:width="0.041cm" draw:z-index="2"><draw:text-box fo:min-height="0.041cm"><text:p text:style-name="Text_20_body"/></draw:text-box></draw:frame></text:p>
      <text:p text:style-name="P2">Droits :  </text:p>
      <text:p text:style-name="P4">domaine public</text:p>
      <text:p text:style-name="P2">Identifiant :  </text:p>
      <text:p text:style-name="P1"><text:a xlink:type="simple" xlink:href="https://gallica.bnf.fr/ark:/12148/bpt6k1525163b" office:target-frame-name="_blank" xlink:show="new" text:style-name="Internet_20_link" text:visited-style-name="Visited_20_Internet_20_Link"><text:span text:style-name="T2">ark:/12148/bpt6k1525163b</text:span></text:a></text:p>
      <text:p text:style-name="P2">Source :  </text:p>
      <text:p text:style-name="P1"><text:span text:style-name="T1">Bibliothèque nationale de France, département Réserve des livres rares, RES P-YC-514</text:span> </text:p>
      <text:p text:style-name="P1"/>
      <text:h text:style-name="Heading_20_1" text:outline-level="1">Géorgiques, Chant IV</text:h>
      <text:p text:style-name="_3c_l_3e_"><text:span text:style-name="_3c_pb_3e_">[233]</text:span>Tremble, un Dieu te poursuit : pour venger ses douleurs</text:p>
      <text:p text:style-name="_3c_l_3e_">Orphée a sur ta tête attiré ces malheurs ;</text:p>
      <text:p text:style-name="_3c_l_3e_">Mais il n’a pas au crime égalé le supplice.</text:p>
      <text:p text:style-name="_3c_l_3e_">Un jour tu poursuivois sa fidele Eurydice ;</text:p>
      <text:p text:style-name="_3c_l_3e_">Eurydice fuyoit, hélas ! &amp; ne vit pas</text:p>
      <text:p text:style-name="_3c_l_3e_">Un serpent que les fleurs receloient sous ses pas :</text:p>
      <text:p text:style-name="_3c_l_3e_">La Mort ferma ses yeux ; les Nymphes ses compagnes</text:p>
      <text:p text:style-name="_3c_l_3e_">De leurs cris douloureux remplirent les montagnes ;</text:p>
      <text:p text:style-name="_3c_l_3e_">Le Thrace belliqueux lui-même en soupira ;</text:p>
      <text:p text:style-name="_3c_l_3e_">Le Rhodope en gémit, &amp; l’Ebre en murmura ;</text:p>
      <text:p text:style-name="_3c_l_3e_">Son époux s’efonça dans un désert sauvage ;</text:p>
      <text:p text:style-name="_3c_l_3e_">Là, seul, touchant sa lyre, &amp; charmant son veuvage,</text:p>
      <text:p text:style-name="_3c_l_3e_">Tendre épouse ! c’est toi qu’appelloit son amour,</text:p>
      <text:p text:style-name="_3c_l_3e_">Toi qu’il pleuroit la nuit, toi qu’il pleuroit le jour.</text:p>
      <text:p text:style-name="_3c_l_3e_"/>
      <text:p text:style-name="_3c_l_3e_">C’est peu : malgré l’horreur de ces profondes voûtes,</text:p>
      <text:p text:style-name="_3c_l_3e_">Il franchit de l’Enfer les formidables routes,</text:p>
      <text:p text:style-name="_3c_l_3e_">Et perçant ces forêts où regne un morne effroi,</text:p>
      <text:p text:style-name="_3c_l_3e_"><text:soft-page-break/>Il aborda des Morts l’impitoyable Roi ;</text:p>
      <text:p text:style-name="_3c_l_3e_"><text:span text:style-name="_3c_pb_3e_">[235]</text:span><text:span text:style-name="T3">À</text:span> ses chants accouroient du fond des noirs Royaumes</text:p>
      <text:p text:style-name="_3c_l_3e_">Des Spectres pâlissans, de livides Fantômes,</text:p>
      <text:p text:style-name="_3c_l_3e_">Semblables aux essaims de ces oiseaux nombreux</text:p>
      <text:p text:style-name="_3c_l_3e_">Que chasse au fond des bois l’orage ténébreux ;</text:p>
      <text:p text:style-name="_3c_l_3e_">Des vierges, des époux, des héros &amp; des meres,</text:p>
      <text:p text:style-name="_3c_l_3e_">Des enfans moissonnés dans les bras de leurs peres,</text:p>
      <text:p text:style-name="_3c_l_3e_">Victimes que le Styx bordé de noirs roseaux</text:p>
      <text:p text:style-name="_3c_l_3e_">Environne neuf fois de ses lugubres eaux :</text:p>
      <text:p text:style-name="_3c_l_3e_">L’Enfer même s’émeut dans ses cavernes sombres ;</text:p>
      <text:p text:style-name="_3c_l_3e_">Le Cerbere oublia d’épouvanter les ombres ;</text:p>
      <text:p text:style-name="_3c_l_3e_">Sur sa roue immobile Ixion respira,</text:p>
      <text:p text:style-name="_3c_l_3e_">Et sensible une fois Alecton soupira.</text:p>
      <text:p text:style-name="_3c_l_3e_"/>
      <text:p text:style-name="_3c_l_3e_">Enfin il revenoit des gouffres du Ténare,</text:p>
      <text:p text:style-name="_3c_l_3e_">Possesseur d’Eurydice, &amp; vainqueur du Tartare ;</text:p>
      <text:p text:style-name="_3c_l_3e_">Sans voir sa tendre amante il précédoit ses pas ;</text:p>
      <text:p text:style-name="_3c_l_3e_">Proserpine à ce prix l’arrachoit au trépas.</text:p>
      <text:p text:style-name="_3c_l_3e_">Tout secondoit leurs vœux, tout flattoit leur tendresse ;</text:p>
      <text:p text:style-name="_3c_l_3e_">Soudain ce foible amant dans un instant d’ivresse</text:p>
      <text:p text:style-name="_3c_l_3e_">Suivit imprudemment l’ardeur qui l’entraînoit,</text:p>
      <text:p text:style-name="_3c_l_3e_">Bien digne de pardon, si l’Enfer pardonnoit.</text:p>
      <text:p text:style-name="_3c_l_3e_">Presqu’aux portes du jour, troublé, hors de lui-même,</text:p>
      <text:p text:style-name="_3c_l_3e_">Il s’arrête, il se tourne… Il revoit ce qu’il aime !</text:p>
      <text:p text:style-name="_3c_l_3e_">C’en est fait, un coup d’œil a détruit son bonheur :</text:p>
      <text:p text:style-name="_3c_l_3e_">Le barbare Pluton révoque sa faveur,</text:p>
      <text:p text:style-name="_3c_l_3e_">Et des Enfers charmés de resaisir leur proie</text:p>
      <text:p text:style-name="_3c_l_3e_">Trois fois le gouffre avare en retentit de joie.</text:p>
      <text:p text:style-name="_3c_l_3e_">Orphée, ah cher époux ! quel transport malheureux,</text:p>
      <text:p text:style-name="_3c_l_3e_">Dit-elle ! ton amour nous a perdus tous deux.</text:p>
      <text:p text:style-name="_3c_l_3e_"><text:span text:style-name="_3c_pb_3e_">[237]</text:span>Adieu ; l’Enfer se rouvre, &amp; mes yeux s’obscurcissent ;</text:p>
      <text:p text:style-name="_3c_l_3e_">Mes bras tendus vers toi déjà s’appesantissent ;</text:p>
      <text:p text:style-name="_3c_l_3e_">Et la Mort déployant son ombre autour de moi</text:p>
      <text:p text:style-name="_3c_l_3e_">M’entraîne loin du jour, hélas ! &amp; loin de toi.</text:p>
      <text:p text:style-name="_3c_l_3e_">Elle dit, &amp; soudain dans les airs s’évapore ;</text:p>
      <text:p text:style-name="_3c_l_3e_">Orphée en vain l’appelle, en vain la suit encore ;</text:p>
      <text:p text:style-name="_3c_l_3e_">Il n’embrasse qu’une ombre, &amp; l’horrible nocher</text:p>
      <text:p text:style-name="_3c_l_3e_"><text:soft-page-break/>De ces bords désormais lui défend d’approcher.</text:p>
      <text:p text:style-name="_3c_l_3e_">Alors deux fois privé d’une épouse si chere,</text:p>
      <text:p text:style-name="_3c_l_3e_">Où porter sa douleur ? où traîner se misere ?</text:p>
      <text:p text:style-name="_3c_l_3e_">Par quels sons, par quels pleurs fléchir le Dieu des morts ?</text:p>
      <text:p text:style-name="_3c_l_3e_">Déjà cette ombre froide arrive aux sombres bords.</text:p>
      <text:p text:style-name="_3c_l_3e_"/>
      <text:p text:style-name="_3c_l_3e_">Près du Strymon glacé, dans les antres de Thrace</text:p>
      <text:p text:style-name="_3c_l_3e_">Durant sept mois entiers il pleura sa disgrace.</text:p>
      <text:p text:style-name="_3c_l_3e_">Sa voix aducissoit les tigres des déserts,</text:p>
      <text:p text:style-name="_3c_l_3e_">Et les chênes émus s’inclinoient dans les airs.</text:p>
      <text:p text:style-name="_3c_l_3e_">Telle sur un rameau, durant la nuit obscure,</text:p>
      <text:p text:style-name="_3c_l_3e_">Philomele plaintive attendrit la nature,</text:p>
      <text:p text:style-name="_3c_l_3e_">Accuse en gémissant l’oiseleur inhumain</text:p>
      <text:p text:style-name="_3c_l_3e_">Qui, glissant dans son nid une furtive main,</text:p>
      <text:p text:style-name="_3c_l_3e_">Ravit ces tendres fruits que l’amour fit éclorre,</text:p>
      <text:p text:style-name="_3c_l_3e_">Et qu-ne léger duvet ne couvroit pas encore.</text:p>
      <text:p text:style-name="_3c_l_3e_">Pour lui plus de plaisir, plus d’hymen, plus d’amour.</text:p>
      <text:p text:style-name="_3c_l_3e_">Seul, parmi les horreurs d’un sauvage séjour,</text:p>
      <text:p text:style-name="_3c_l_3e_">Dans ces noires forêts du soleil ignorées,</text:p>
      <text:p text:style-name="_3c_l_3e_">Sur les sommets déserts des monts Hyperborées,</text:p>
      <text:p text:style-name="_3c_l_3e_">Il pleuroit Eurydice ; &amp; plein de ses attraits</text:p>
      <text:p text:style-name="_3c_l_3e_">Reprochoit à Pluton ses perfides bienfaits.</text:p>
      <text:p text:style-name="_3c_l_3e_"><text:span text:style-name="_3c_pb_3e_">[239]</text:span>En vain mille beautés s’efforçoient de lui plaire :</text:p>
      <text:p text:style-name="_3c_l_3e_">Il dédaigna leurs feux ; &amp; leur main sanguinaire,</text:p>
      <text:p text:style-name="_3c_l_3e_">La nuit à la faveur des mysteres sacrés,</text:p>
      <text:p text:style-name="_3c_l_3e_">Dispersa dans les champs ses membres déchirés.</text:p>
      <text:p text:style-name="_3c_l_3e_">L’Ebre roula sa tête encor toute sanglante :</text:p>
      <text:p text:style-name="_3c_l_3e_">Là, sa langue glacée &amp; sa voix expirante</text:p>
      <text:p text:style-name="_3c_l_3e_">Jusqu’au dernier soupir formant un foible son,</text:p>
      <text:p text:style-name="_3c_l_3e_">D’Eurydice en flottant murmuroit le doux nom,</text:p>
      <text:p text:style-name="_3c_l_3e_">Eurydice, ô douleur ! touchés de son supplice</text:p>
      <text:p text:style-name="_3c_l_3e_">Les Échos répétoient Eurydice, Euryd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" svg:font-family="'DejaVu Sans Condensed'"/>
    <style:font-face style:name="roboto condensed" svg:font-family="'roboto condensed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Corps_20_du_20_texte_20__28_2_29_" style:display-name="Corps du texte (2)" style:family="paragraph" style:master-page-name="">
      <style:paragraph-properties fo:margin-left="0cm" fo:margin-right="0cm" fo:text-indent="-3.669cm" style:auto-text-indent="false" style:page-number="auto" fo:background-color="#ffffff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FontStyle" style:family="text">
      <style:text-properties fo:color="#000000" style:text-position="0% 100%" style:font-name="DejaVu Sans Condensed" fo:font-size="12pt" fo:letter-spacing="normal" fo:language="fr" fo:country="FR" style:font-name-asian="DejaVu Sans Condensed" style:font-size-asian="12pt" style:language-asian="fr" style:country-asian="FR" style:font-name-complex="DejaVu Sans Condensed" style:font-size-complex="12pt" style:language-complex="fr" style:country-complex="FR" style:text-scale="100%"/>
    </style:style>
    <style:style style:name="CharStyle4" style:family="text" style:parent-style-name="DefaultFontStyle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03-24T12:23:45.39</meta:creation-date>
    <dc:date>2019-10-21T21:05:15.77</dc:date>
    <dc:creator>Karolina Suchecka</dc:creator>
    <meta:editing-duration>PT11H57M36S</meta:editing-duration>
    <meta:editing-cycles>10</meta:editing-cycles>
    <meta:generator>OpenOffice/4.1.6$Win32 OpenOffice.org_project/416m1$Build-9790</meta:generator>
    <meta:document-statistic meta:table-count="0" meta:image-count="0" meta:object-count="0" meta:page-count="3" meta:paragraph-count="110" meta:word-count="774" meta:character-count="4556"/>
  </office:meta>
</office:document-meta>
</file>